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46in"/>
    </style:style>
    <style:style style:name="co3" style:family="table-column">
      <style:table-column-properties fo:break-before="auto" style:column-width="1.5764in"/>
    </style:style>
    <style:style style:name="co4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&quot;0b&quot;; [.B3];[.C3];[.D3];[.E3];[.F3];[.G3];[.H3];[.I3];&quot;, // &quot;;[.A3])" office:value-type="string" office:string-value="0b10000001, // 0" calcext:value-type="string">
            <text:p>0b10000001, // 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COM.MICROSOFT.CONCAT(&quot;0b&quot;; [.B4];[.C4];[.D4];[.E4];[.F4];[.G4];[.H4];[.I4];&quot;, // &quot;;[.A4])" office:value-type="string" office:string-value="0b11001111, // 1" calcext:value-type="string">
            <text:p>0b11001111, // 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0b&quot;; [.B5];[.C5];[.D5];[.E5];[.F5];[.G5];[.H5];[.I5];&quot;, // &quot;;[.A5])" office:value-type="string" office:string-value="0b10010010, // 2" calcext:value-type="string">
            <text:p>0b10010010, // 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0b&quot;; [.B6];[.C6];[.D6];[.E6];[.F6];[.G6];[.H6];[.I6];&quot;, // &quot;;[.A6])" office:value-type="string" office:string-value="0b10000110, // 3" calcext:value-type="string">
            <text:p>0b10000110, // 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0b&quot;; [.B7];[.C7];[.D7];[.E7];[.F7];[.G7];[.H7];[.I7];&quot;, // &quot;;[.A7])" office:value-type="string" office:string-value="0b11001100, // 4" calcext:value-type="string">
            <text:p>0b11001100, // 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0b&quot;; [.B8];[.C8];[.D8];[.E8];[.F8];[.G8];[.H8];[.I8];&quot;, // &quot;;[.A8])" office:value-type="string" office:string-value="0b10100100, // 5" calcext:value-type="string">
            <text:p>0b10100100, // 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M.MICROSOFT.CONCAT(&quot;0b&quot;; [.B9];[.C9];[.D9];[.E9];[.F9];[.G9];[.H9];[.I9];&quot;, // &quot;;[.A9])" office:value-type="string" office:string-value="0b10100000, // 6" calcext:value-type="string">
            <text:p>0b10100000, // 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COM.MICROSOFT.CONCAT(&quot;0b&quot;; [.B10];[.C10];[.D10];[.E10];[.F10];[.G10];[.H10];[.I10];&quot;, // &quot;;[.A10])" office:value-type="string" office:string-value="0b10001111, // 7" calcext:value-type="string">
            <text:p>0b10001111, // 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M.MICROSOFT.CONCAT(&quot;0b&quot;; [.B11];[.C11];[.D11];[.E11];[.F11];[.G11];[.H11];[.I11];&quot;, // &quot;;[.A11])" office:value-type="string" office:string-value="0b10000000, // 8" calcext:value-type="string">
            <text:p>0b10000000, // 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0b&quot;; [.B12];[.C12];[.D12];[.E12];[.F12];[.G12];[.H12];[.I12];&quot;, // &quot;;[.A12])" office:value-type="string" office:string-value="0b10000100, // 9" calcext:value-type="string">
            <text:p>0b10000100, // 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 table:number-columns-spanned="9" table:number-rows-spanned="1">
            <text:p>A segment is ON if related bit is ZERO.</text:p>
          </table:table-cell>
          <table:covered-table-cell/>
          <table:covered-table-cell table:style-name="Default"/>
          <table:covered-table-cell table:number-columns-repeated="6"/>
          <table:table-cell table:number-columns-repeated="2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8:53:29.134425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3:16:32.221137601</meta:creation-date>
    <dc:date>2024-03-21T08:54:43.647073795</dc:date>
    <meta:editing-duration>PT1H29M22S</meta:editing-duration>
    <meta:editing-cycles>16</meta:editing-cycles>
    <meta:generator>LibreOffice/24.2.1.2$Linux_X86_64 LibreOffice_project/420$Build-2</meta:generator>
    <meta:document-statistic meta:table-count="1" meta:cell-count="117" meta:object-count="0"/>
  </office:meta>
</office:document-meta>
</file>